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cc" style:font-name="Calibri" style:text-underline-style="solid" style:text-underline-width="auto" style:text-underline-color="font-color"/>
    </style:style>
    <style:style style:name="P2" style:family="paragraph" style:parent-style-name="Standard">
      <style:text-properties style:font-name="Calibri"/>
    </style:style>
    <style:style style:name="P3" style:family="paragraph" style:parent-style-name="Standard">
      <style:text-properties style:font-name="Calibri" style:text-underline-style="solid" style:text-underline-width="auto" style:text-underline-color="font-color"/>
    </style:style>
    <style:style style:name="P4" style:family="paragraph" style:parent-style-name="Standard">
      <style:text-properties style:font-name="Calibri" style:text-underline-style="none"/>
    </style:style>
    <style:style style:name="P5" style:family="paragraph" style:parent-style-name="Standard">
      <style:text-properties style:font-name="Calibri" style:text-underline-style="none"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alibri" style:text-underline-style="none" fo:font-weight="bold" style:font-weight-asian="bold" style:font-weight-complex="bold"/>
    </style:style>
    <style:style style:name="P7" style:family="paragraph" style:parent-style-name="Standard">
      <style:text-properties style:font-name="Calibri" style:text-underline-style="none" fo:font-weight="normal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Calibri"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Calibri"/>
    </style:style>
    <style:style style:name="P10" style:family="paragraph" style:parent-style-name="Standard">
      <style:paragraph-properties fo:text-align="start" style:justify-single-word="false"/>
      <style:text-properties style:font-name="Calibri"/>
    </style:style>
    <style:style style:name="P11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font-name="Calibri"/>
    </style:style>
    <style:style style:name="P12" style:family="paragraph" style:parent-style-name="Standard">
      <style:paragraph-properties fo:break-before="page"/>
      <style:text-properties style:font-name="Calibri"/>
    </style:style>
    <style:style style:name="P13" style:family="paragraph" style:parent-style-name="Standard">
      <style:text-properties fo:color="#0000cc" style:font-name="Calibri" style:text-underline-style="solid" style:text-underline-width="auto" style:text-underline-color="font-color"/>
    </style:style>
    <style:style style:name="P14" style:family="paragraph" style:parent-style-name="Standard" style:list-style-name="L1">
      <style:text-properties style:font-name="Calibri"/>
    </style:style>
    <style:style style:name="P15" style:family="paragraph" style:parent-style-name="Standard" style:list-style-name="L2">
      <style:text-properties style:font-name="Calibri"/>
    </style:style>
    <style:style style:name="P16" style:family="paragraph" style:parent-style-name="Standard" style:list-style-name="L2">
      <style:text-properties style:font-name="Calibri" fo:background-color="#ffffff"/>
    </style:style>
    <style:style style:name="P17" style:family="paragraph" style:parent-style-name="Standard" style:list-style-name="L3">
      <style:text-properties style:font-name="Calibri" fo:background-color="#ffffff"/>
    </style:style>
    <style:style style:name="P18" style:family="paragraph" style:parent-style-name="Standard" style:list-style-name="L4">
      <style:text-properties style:font-name="Calibri" fo:background-color="#ffffff"/>
    </style:style>
    <style:style style:name="P19" style:family="paragraph" style:parent-style-name="Standard" style:list-style-name="L3">
      <style:text-properties style:font-name="Calibri"/>
    </style:style>
    <style:style style:name="P20" style:family="paragraph" style:parent-style-name="Standard" style:list-style-name="L4">
      <style:text-properties style:font-name="Calibri"/>
    </style:style>
    <style:style style:name="P21" style:family="paragraph" style:parent-style-name="Standard" style:list-style-name="L3">
      <style:text-properties style:font-name="Calibri" style:text-underline-style="none"/>
    </style:style>
    <style:style style:name="P22" style:family="paragraph" style:parent-style-name="Standard" style:list-style-name="L4">
      <style:text-properties style:font-name="Calibri" style:text-underline-style="none" fo:background-color="#ffffff"/>
    </style:style>
    <style:style style:name="P23" style:family="paragraph" style:parent-style-name="Standard" style:list-style-name="L5">
      <style:text-properties style:font-name="Calibri" style:text-underline-style="none"/>
    </style:style>
    <style:style style:name="P24" style:family="paragraph" style:parent-style-name="Standard" style:list-style-name="L6">
      <style:text-properties style:font-name="Calibri" style:text-underline-style="none"/>
    </style:style>
    <style:style style:name="P25" style:family="paragraph" style:parent-style-name="Standard" style:list-style-name="L7">
      <style:text-properties style:font-name="Calibri" style:text-underline-style="none" fo:font-weight="normal" style:font-weight-asian="normal" style:font-weight-complex="normal"/>
    </style:style>
    <style:style style:name="P26" style:family="paragraph" style:parent-style-name="Standard" style:list-style-name="L8">
      <style:text-properties style:font-name="Calibri" style:text-underline-style="none" fo:font-weight="normal" style:font-weight-asian="normal" style:font-weight-complex="normal"/>
    </style:style>
    <style:style style:name="P27" style:family="paragraph" style:parent-style-name="Standard" style:list-style-name="L7">
      <style:text-properties style:font-name="Calibri" style:text-underline-style="none" fo:font-weight="normal" fo:background-color="#ffffff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ison PARSONS David &amp; Audrey<text:tab/><text:tab/><text:tab/><text:tab/><text:tab/><text:tab/><text:tab/>03/07/2017</text:p>
      <text:p text:style-name="P2">Lotissement «O Clos Laurie » Lot N°01</text:p>
      <text:p text:style-name="P2">Rue de Pellera 01700 LE MAS RILLIER</text:p>
      <text:p text:style-name="P2"/>
      <text:p text:style-name="P11">LOT PLOMBERIE</text:p>
      <text:p text:style-name="P8">Descriptif</text:p>
      <text:p text:style-name="P9"/>
      <text:p text:style-name="P10">Réseau AEP dans le sous-sol (apparent) en multicouches</text:p>
      <text:p text:style-name="P10"/>
      <text:p text:style-name="P1">RDC</text:p>
      <text:p text:style-name="P2">Cuisine</text:p>
      <text:list xml:id="list7157485316630769130" text:style-name="L1">
        <text:list-item>
          <text:p text:style-name="P14">1 évier double : amenée réseaux AEP/EU</text:p>
        </text:list-item>
        <text:list-item>
          <text:p text:style-name="P14">1 lave-vaisselle : amenée réseaux AEP/EU</text:p>
        </text:list-item>
      </text:list>
      <text:p text:style-name="P2"/>
      <text:p text:style-name="P2">Garage (buanderie)</text:p>
      <text:list xml:id="list2909811513401687309" text:style-name="L2">
        <text:list-item>
          <text:p text:style-name="P15">1 lave-linge : amenée réseaux AEP/EU (EU : manchon double positionné de façon à ce que l'on puisse y connecter également le sèche-linge)</text:p>
        </text:list-item>
        <text:list-item>
          <text:p text:style-name="P16">1 évier : amenée réseaux AEP/EU</text:p>
        </text:list-item>
      </text:list>
      <text:p text:style-name="P2"/>
      <text:p text:style-name="P2">WC 1</text:p>
      <text:list xml:id="list8155274000646073781" text:style-name="L3">
        <text:list-item>
          <text:p text:style-name="P19">1 WC suspendu : fourniture et pose + amenée réseaux AEP/EU</text:p>
        </text:list-item>
        <text:list-item>
          <text:p text:style-name="P17">1 lave-mains : amenée réseaux AEP/EU</text:p>
        </text:list-item>
      </text:list>
      <text:p text:style-name="P2"/>
      <text:p text:style-name="P2">SDB 1</text:p>
      <text:list xml:id="list3780684003682211205" text:style-name="L4">
        <text:list-item>
          <text:p text:style-name="P20">1 douche à l'italienne (à carreler) : fourniture et pose + amenée réseaux AEP/EU</text:p>
        </text:list-item>
        <text:list-item>
          <text:p text:style-name="P20">1 baignoire 180x80 double dos avec tablier à carreler: fourniture et pose + amenée réseaux AEP/EU</text:p>
        </text:list-item>
        <text:list-item>
          <text:p text:style-name="P18">1 plan vasque simple : amenée réseaux AEP/EU</text:p>
        </text:list-item>
      </text:list>
      <text:p text:style-name="P2"/>
      <text:p text:style-name="P1">R+1</text:p>
      <text:p text:style-name="P4">WC 2</text:p>
      <text:list xml:id="list1880845144" text:continue-list="list8155274000646073781" text:style-name="L3">
        <text:list-item>
          <text:p text:style-name="P21">1 WC suspendu : fourniture et pose + amenée réseaux AEP/EU</text:p>
        </text:list-item>
      </text:list>
      <text:p text:style-name="P4"/>
      <text:p text:style-name="P4">SDB 2</text:p>
      <text:list xml:id="list682313236" text:continue-list="list3780684003682211205" text:style-name="L4">
        <text:list-item>
          <text:p text:style-name="P20">1 baignoire 170x70 avec tablier à carreler : fourniture (sauf mitigeur) et pose + amenée réseaux AEP/EU</text:p>
        </text:list-item>
        <text:list-item>
          <text:p text:style-name="P22">1 plan vasque simple : amenée réseaux AEP/EU</text:p>
        </text:list-item>
      </text:list>
      <text:p text:style-name="P4"/>
      <text:p text:style-name="P1">EXTERIEUR</text:p>
      <text:p text:style-name="P3"/>
      <text:list xml:id="list7359226726710266361" text:style-name="L5">
        <text:list-item>
          <text:p text:style-name="P23">1 point d'eau à l'Est du garage (robinet en façade)</text:p>
        </text:list-item>
        <text:list-item>
          <text:p text:style-name="P23">1 point d'eau à l'Ouest du garage (robinet en façade)</text:p>
        </text:list-item>
        <text:list-item>
          <text:p text:style-name="P23">1 point d'eau à l'entrée du terrain (prise d'eau enterrée)</text:p>
        </text:list-item>
        <text:list-item>
          <text:p text:style-name="P23">Option récupération EP : Pompe de relevage immergée + raccordement points d'eau extérieur et WC avec commutation automatique sur AEP lorsque la cuve est vide</text:p>
        </text:list-item>
      </text:list>
      <text:p text:style-name="P4"/>
      <text:p text:style-name="P1">SOUS-SOL</text:p>
      <text:list xml:id="list6700965977677456396" text:style-name="L6">
        <text:list-item>
          <text:p text:style-name="P24">1 point d'eau au sous-sol (amenée AEP)</text:p>
        </text:list-item>
        <text:list-item>
          <text:p text:style-name="P24">Chiffrer option évacuation ou attente pour future évacuation (avec pompe de relevage)</text:p>
        </text:list-item>
      </text:list>
      <text:p text:style-name="P12">Maison PARSONS David &amp; Audrey<text:tab/><text:tab/><text:tab/><text:tab/><text:tab/><text:tab/><text:tab/>01/07/2017</text:p>
      <text:p text:style-name="P2">Lotissement «O Clos Laurie » Lot N°01</text:p>
      <text:p text:style-name="P2">Rue de Pellera 01700 LE MAS RILLIER</text:p>
      <text:p text:style-name="P2"/>
      <text:p text:style-name="P11">LOT CVC</text:p>
      <text:p text:style-name="P6">Descriptif</text:p>
      <text:p text:style-name="P2"/>
      <text:p text:style-name="P1"/>
      <text:p text:style-name="P5">Chauffage :</text:p>
      <text:list xml:id="list4615361523672828479" text:style-name="L7">
        <text:list-item>
          <text:p text:style-name="P25">Pompe à chaleur air/eau (+ECS) (prévoir une chaise pour surélévation de l'unité intérieure positionnée au sous-sol)</text:p>
        </text:list-item>
        <text:list-item>
          <text:p text:style-name="P25">Plancher chauffant dans toutes les pièces au RDC et au R+1 (prévoir une boucle indépendante pour chacune des salles de bain)</text:p>
        </text:list-item>
        <text:list-item>
          <text:p text:style-name="P25">Prévoir 1 thermostat filaire pour salon/salle à manger/cuisine</text:p>
        </text:list-item>
        <text:list-item>
          <text:p text:style-name="P25">Prévoir 1 thermostat filaire pour la chambre RDC</text:p>
        </text:list-item>
        <text:list-item>
          <text:p text:style-name="P27">Kit rafraîchissement + attente pour 2 splits (1 salon + 1 chambre RDC)</text:p>
        </text:list-item>
      </text:list>
      <text:p text:style-name="P7"/>
      <text:p text:style-name="P5">Ventilation :</text:p>
      <text:list xml:id="list7236920071195868687" text:style-name="L8">
        <text:list-item>
          <text:p text:style-name="P26">Extraction cuisine avec moteur extérieur</text:p>
        </text:list-item>
        <text:list-item>
          <text:p text:style-name="P26">NB : VMC simple flux dans le lot électricité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udrey PARSONS</meta:initial-creator>
    <meta:creation-date>2017-01-21T19:02:59.04</meta:creation-date>
    <dc:date>2017-07-03T23:00:26</dc:date>
    <dc:creator>David Parsons</dc:creator>
    <meta:editing-duration>P1DT21H52M18S</meta:editing-duration>
    <meta:editing-cycles>22</meta:editing-cycles>
    <meta:generator>OpenOffice/4.1.1$Unix OpenOffice.org_project/411m6$Build-9775</meta:generator>
    <meta:document-statistic meta:table-count="0" meta:image-count="0" meta:object-count="0" meta:page-count="2" meta:paragraph-count="48" meta:word-count="385" meta:character-count="2155"/>
  </office:meta>
</office:document-meta>
</file>